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200000070E387CA2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 Black" svg:font-family="'Arial Black'" style:font-adornments="Gra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" style:family="paragraph" style:parent-style-name="Standard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 style:snap-to-layout-grid="false"/>
      <style:text-properties fo:font-size="11pt" fo:font-weight="normal" officeooo:rsid="001bdcef" officeooo:paragraph-rsid="001bdcef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officeooo:paragraph-rsid="001bdcef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9pt" style:font-size-asian="7.84999990463257pt" style:font-size-complex="9pt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 style:snap-to-layout-grid="false"/>
    </style:style>
    <style:style style:name="P12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officeooo:paragraph-rsid="001b1226"/>
    </style:style>
    <style:style style:name="P18" style:family="paragraph" style:parent-style-name="Text_20_body" style:list-style-name="L1">
      <style:text-properties officeooo:paragraph-rsid="001e65c5"/>
    </style:style>
    <style:style style:name="P19" style:family="paragraph" style:parent-style-name="Text_20_body" style:list-style-name="L1">
      <style:text-properties officeooo:paragraph-rsid="001fe6f1"/>
    </style:style>
    <style:style style:name="P20" style:family="paragraph" style:parent-style-name="Text_20_body" style:list-style-name="L1">
      <style:text-properties officeooo:paragraph-rsid="001576ec"/>
    </style:style>
    <style:style style:name="P21" style:family="paragraph" style:parent-style-name="Text_20_body" style:list-style-name="L1">
      <style:text-properties officeooo:paragraph-rsid="0021f70b"/>
    </style:style>
    <style:style style:name="P22" style:family="paragraph" style:parent-style-name="Text_20_body" style:list-style-name="L1">
      <style:text-properties officeooo:rsid="0020dbc4" officeooo:paragraph-rsid="0021f70b" fo:background-color="transparent"/>
    </style:style>
    <style:style style:name="P23" style:family="paragraph" style:parent-style-name="Text_20_body" style:list-style-name="L6">
      <style:text-properties officeooo:paragraph-rsid="0020dbc4" fo:background-color="transparent"/>
    </style:style>
    <style:style style:name="P24" style:family="paragraph" style:parent-style-name="Text_20_body" style:list-style-name="L6">
      <style:text-properties officeooo:paragraph-rsid="00257f3a" fo:background-color="transparent"/>
    </style:style>
    <style:style style:name="P25" style:family="paragraph" style:parent-style-name="Text_20_body" style:list-style-name="L6">
      <style:text-properties officeooo:paragraph-rsid="00308f7a" fo:background-color="transparent"/>
    </style:style>
    <style:style style:name="P26" style:family="paragraph" style:parent-style-name="Text_20_body" style:list-style-name="L6">
      <style:text-properties officeooo:rsid="002a398d" officeooo:paragraph-rsid="002a398d" fo:background-color="transparent"/>
    </style:style>
    <style:style style:name="P27" style:family="paragraph" style:parent-style-name="Text_20_body" style:list-style-name="L1">
      <style:text-properties officeooo:rsid="001d78ca" officeooo:paragraph-rsid="001fe6f1"/>
    </style:style>
    <style:style style:name="P28" style:family="paragraph" style:parent-style-name="Text_20_body" style:list-style-name="L2"/>
    <style:style style:name="P29" style:family="paragraph" style:parent-style-name="Text_20_body" style:list-style-name="L3"/>
    <style:style style:name="P30" style:family="paragraph" style:parent-style-name="Text_20_body" style:list-style-name="L4"/>
    <style:style style:name="P31" style:family="paragraph" style:parent-style-name="Text_20_body" style:list-style-name="L5"/>
    <style:style style:name="P32" style:family="paragraph" style:parent-style-name="Text_20_body" style:list-style-name="L6"/>
    <style:style style:name="P33" style:family="paragraph" style:parent-style-name="Text_20_body" style:list-style-name="L7"/>
    <style:style style:name="P34" style:family="paragraph" style:parent-style-name="Text_20_body" style:list-style-name="L1" style:master-page-name="Standard">
      <style:paragraph-properties style:page-number="auto"/>
    </style:style>
    <style:style style:name="P35" style:family="paragraph" style:parent-style-name="Text_20_body" style:list-style-name="L6">
      <style:paragraph-properties fo:margin-left="1.249cm" fo:margin-right="0cm" fo:text-indent="0cm" style:auto-text-indent="false"/>
      <style:text-properties officeooo:paragraph-rsid="0020dbc4" fo:background-color="transparent"/>
    </style:style>
    <style:style style:name="P36" style:family="paragraph" style:parent-style-name="Text_20_body" style:list-style-name="L6">
      <style:paragraph-properties fo:margin-left="1.249cm" fo:margin-right="0cm" fo:text-indent="0cm" style:auto-text-indent="false"/>
      <style:text-properties officeooo:rsid="0020dbc4" officeooo:paragraph-rsid="0020dbc4" fo:background-color="transparent"/>
    </style:style>
    <style:style style:name="P37" style:family="paragraph" style:parent-style-name="Text_20_body" style:list-style-name="L6">
      <style:paragraph-properties fo:margin-left="2.498cm" fo:margin-right="0cm" fo:text-indent="0cm" style:auto-text-indent="false"/>
      <style:text-properties officeooo:rsid="0020dbc4" officeooo:paragraph-rsid="0020dbc4" fo:background-color="transparent"/>
    </style:style>
    <style:style style:name="P38" style:family="paragraph" style:parent-style-name="Text_20_body" style:list-style-name="L6">
      <style:paragraph-properties fo:margin-left="2.498cm" fo:margin-right="0cm" fo:text-indent="0cm" style:auto-text-indent="false"/>
      <style:text-properties officeooo:rsid="0020dbc4" officeooo:paragraph-rsid="0029df78" fo:background-color="transparent"/>
    </style:style>
    <style:style style:name="P39" style:family="paragraph" style:parent-style-name="Text_20_body" style:list-style-name="L6">
      <style:paragraph-properties fo:margin-left="2.498cm" fo:margin-right="0cm" fo:text-indent="0cm" style:auto-text-indent="false"/>
      <style:text-properties officeooo:rsid="002cb4f0" officeooo:paragraph-rsid="002cb4f0" fo:background-color="transparent"/>
    </style:style>
    <style:style style:name="P40" style:family="paragraph" style:parent-style-name="Text_20_body" style:list-style-name="L6">
      <style:paragraph-properties fo:margin-left="2.498cm" fo:margin-right="0cm" fo:text-indent="0cm" style:auto-text-indent="false"/>
      <style:text-properties officeooo:paragraph-rsid="0029df78" fo:background-color="transparent"/>
    </style:style>
    <style:style style:name="P41" style:family="paragraph" style:parent-style-name="Heading_20_2"/>
    <style:style style:name="P42" style:family="paragraph" style:parent-style-name="Heading_20_2" style:list-style-name="L1"/>
    <style:style style:name="P43" style:family="paragraph" style:parent-style-name="Heading_20_2">
      <style:text-properties officeooo:paragraph-rsid="0020dbc4" fo:background-color="transparent"/>
    </style:style>
    <style:style style:name="T1" style:family="text">
      <style:text-properties officeooo:rsid="00206f53"/>
    </style:style>
    <style:style style:name="T2" style:family="text">
      <style:text-properties officeooo:rsid="001bdcef"/>
    </style:style>
    <style:style style:name="T3" style:family="text">
      <style:text-properties officeooo:rsid="0004f48c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officeooo:rsid="0012d1d4"/>
    </style:style>
    <style:style style:name="T6" style:family="text">
      <style:text-properties officeooo:rsid="00168609"/>
    </style:style>
    <style:style style:name="T7" style:family="text">
      <style:text-properties officeooo:rsid="001802fe"/>
    </style:style>
    <style:style style:name="T8" style:family="text">
      <style:text-properties officeooo:rsid="0018611c"/>
    </style:style>
    <style:style style:name="T9" style:family="text">
      <style:text-properties officeooo:rsid="001cc1ba"/>
    </style:style>
    <style:style style:name="T10" style:family="text">
      <style:text-properties officeooo:rsid="001d78ca"/>
    </style:style>
    <style:style style:name="T11" style:family="text">
      <style:text-properties officeooo:rsid="001e65c5"/>
    </style:style>
    <style:style style:name="T12" style:family="text">
      <style:text-properties officeooo:rsid="002096d2"/>
    </style:style>
    <style:style style:name="T13" style:family="text">
      <style:text-properties officeooo:rsid="0020dbc4"/>
    </style:style>
    <style:style style:name="T14" style:family="text">
      <style:text-properties officeooo:rsid="00216b5f"/>
    </style:style>
    <style:style style:name="T15" style:family="text">
      <style:text-properties officeooo:rsid="0023df0c"/>
    </style:style>
    <style:style style:name="T16" style:family="text">
      <style:text-properties officeooo:rsid="00257f3a"/>
    </style:style>
    <style:style style:name="T17" style:family="text">
      <style:text-properties officeooo:rsid="00279fe7"/>
    </style:style>
    <style:style style:name="T18" style:family="text">
      <style:text-properties officeooo:rsid="002a8872"/>
    </style:style>
    <style:style style:name="T19" style:family="text">
      <style:text-properties officeooo:rsid="002cb4f0"/>
    </style:style>
    <style:style style:name="T20" style:family="text">
      <style:text-properties officeooo:rsid="002ffb6e"/>
    </style:style>
    <style:style style:name="T21" style:family="text">
      <style:text-properties officeooo:rsid="00308f7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8803601433116464" text:style-name="L1">
        <text:list-header>
          <text:p text:style-name="P34">32 and 64 bits values : network order</text:p>
          <text:list>
            <text:list-header>
              <text:h text:style-name="P42" text:outline-level="2">Structure</text:h>
            </text:list-header>
          </text:list>
        </text:list-header>
        <text:list-item>
          <text:p text:style-name="P16">magic : 0xC0DE</text:p>
        </text:list-item>
        <text:list-item>
          <text:p text:style-name="P16">major version : 0x00</text:p>
        </text:list-item>
        <text:list-item>
          <text:p text:style-name="P16">minor version : 0x00</text:p>
        </text:list-item>
        <text:list-item>
          <text:p text:style-name="P17"><text:span text:style-name="T6">number of variables </text:span><text:span text:style-name="T7">(</text:span><text:span text:style-name="T10">32</text:span><text:span text:style-name="T7"> bits </text:span><text:span text:style-name="T8">unsigned</text:span><text:span text:style-name="T7">)</text:span></text:p>
        </text:list-item>
        <text:list-item>
          <text:p text:style-name="P17">offset to tables (<text:span text:style-name="T9">64</text:span> bits unsigned int <text:bookmark-start text:name="DDE_LINK"/>from start of file)<text:bookmark-end text:name="DDE_LINK"/></text:p>
        </text:list-item>
        <text:list-item>
          <text:p text:style-name="P16">code : list of stack objects</text:p>
        </text:list-item>
        <text:list-item>
          <text:p text:style-name="P16">tables</text:p>
        </text:list-item>
      </text:list>
      <text:h text:style-name="Heading_20_2" text:outline-level="2" text:is-list-header="true">Tables</text:h>
      <text:list xml:id="list47072492" text:continue-list="list678803601433116464" text:style-name="L1">
        <text:list-item text:start-value="1">
          <text:p text:style-name="P16"><text:span text:style-name="T12">o</text:span>ffset <text:span text:style-name="T9">(64 bits)</text:span> to imports table </text:p>
        </text:list-item>
        <text:list-item>
          <text:p text:style-name="P18">offset <text:span text:style-name="T9">(64 bits)</text:span> to imported functions table</text:p>
        </text:list-item>
        <text:list-item>
          <text:p text:style-name="P18">offset <text:span text:style-name="T9">(64 bits)</text:span> to native functions table</text:p>
        </text:list-item>
        <text:list-item>
          <text:p text:style-name="P19"><text:span text:style-name="T11">offset </text:span><text:span text:style-name="T9">(64 bits)</text:span><text:span text:style-name="T11"> to arrays table</text:span></text:p>
        </text:list-item>
        <text:list-item>
          <text:p text:style-name="P22">offset (64 bits) to classes table</text:p>
        </text:list-item>
        <text:list-item>
          <text:p text:style-name="P19">offset <text:span text:style-name="T9">(64 bits)</text:span> to strings table</text:p>
        </text:list-item>
        <text:list-item>
          <text:p text:style-name="P20">internal functions table</text:p>
        </text:list-item>
        <text:list-item>
          <text:p text:style-name="P16">imports table</text:p>
        </text:list-item>
        <text:list-item>
          <text:p text:style-name="P16">imported functions table</text:p>
        </text:list-item>
        <text:list-item>
          <text:p text:style-name="P16">native functions table</text:p>
        </text:list-item>
        <text:list-item>
          <text:p text:style-name="P27">arrays table</text:p>
        </text:list-item>
        <text:list-item>
          <text:p text:style-name="P22">classes table</text:p>
        </text:list-item>
        <text:list-item>
          <text:p text:style-name="P21">strings table</text:p>
        </text:list-item>
      </text:list>
      <text:h text:style-name="Heading_20_2" text:outline-level="2">Stack object</text:h>
      <text:list xml:id="list7611884030127829317" text:style-name="L2">
        <text:list-item>
          <text:p text:style-name="P28">opcode</text:p>
        </text:list-item>
      </text:list>
      <text:list xml:id="list4017931335071096371" text:style-name="L3">
        <text:list-item>
          <text:p text:style-name="P29">data <text:span text:style-name="T5">opdata</text:span></text:p>
        </text:list-item>
      </text:list>
      <text:h text:style-name="Heading_20_2" text:outline-level="2">Internal functions table entry</text:h>
      <text:list xml:id="list4971744882345503545" text:style-name="L4">
        <text:list-item>
          <text:p text:style-name="P30">ascii-z function name</text:p>
        </text:list-item>
        <text:list-item>
          <text:p text:style-name="P30">unsigned <text:span text:style-name="T9">64</text:span> bits int pointer to function start (offset from start of code, -1 if native function)</text:p>
        </text:list-item>
      </text:list>
      <text:h text:style-name="Heading_20_2" text:outline-level="2">Imports table entry</text:h>
      <text:list xml:id="list2335092844017232662" text:style-name="L5">
        <text:list-item>
          <text:p text:style-name="P31">ascii-z library name</text:p>
        </text:list-item>
      </text:list>
      <text:h text:style-name="Heading_20_2" text:outline-level="2">Imported functions list entry</text:h>
      <text:list xml:id="list3307362585670557616" text:style-name="L6">
        <text:list-item>
          <text:p text:style-name="P32">index of corresponding imports table entry</text:p>
        </text:list-item>
        <text:list-item>
          <text:p text:style-name="P32">ascii-z function name</text:p>
        </text:list-item>
      </text:list>
      <text:h text:style-name="Heading_20_2" text:outline-level="2">Strings table</text:h>
      <text:list xml:id="list2058437608975969311" text:style-name="L7">
        <text:list-item>
          <text:p text:style-name="P33">Ascii-z strings</text:p>
        </text:list-item>
      </text:list>
      <text:h text:style-name="Heading_20_2" text:outline-level="2"><text:soft-page-break/>Native functions table</text:h>
      <text:list xml:id="list985488671" text:continue-list="list3307362585670557616" text:style-name="L6">
        <text:list-item>
          <text:p text:style-name="P32">index of corresponding imports table entry</text:p>
        </text:list-item>
        <text:list-item>
          <text:p text:style-name="P32">ascii-z function name</text:p>
        </text:list-item>
      </text:list>
      <text:h text:style-name="P43" text:outline-level="2"><text:span text:style-name="T13">Classes</text:span> table</text:h>
      <text:list xml:id="list1824624856" text:continue-numbering="true" text:style-name="L6">
        <text:list-item>
          <text:p text:style-name="P23">ascii-z <text:span text:style-name="T13">class</text:span> name</text:p>
        </text:list-item>
        <text:list-item>
          <text:p text:style-name="P24"><text:span text:style-name="T15">index of corresponding imports table entry </text:span><text:span text:style-name="T16">(</text:span><text:span text:style-name="T18">32 bits unsigned, </text:span><text:span text:style-name="T20">-1</text:span><text:span text:style-name="T16"> = binary internal </text:span><text:span text:style-name="T17">class)</text:span></text:p>
        </text:list-item>
        <text:list-item>
          <text:p text:style-name="P25"><text:span text:style-name="T21">index of import table entry of parent class (</text:span><text:span text:style-name="T18">32 bits unsigned, </text:span><text:span text:style-name="T20">-1</text:span><text:span text:style-name="T16"> = binary internal </text:span><text:span text:style-name="T17">class)</text:span></text:p>
        </text:list-item>
        <text:list-item>
          <text:p text:style-name="P25"><text:span text:style-name="T21">ascii-z parent class name</text:span></text:p>
        </text:list-item>
        <text:list-item>
          <text:p text:style-name="P26">for binary internal classes :</text:p>
        </text:list-item>
        <text:list-item>
          <text:p text:style-name="P35"><text:span text:style-name="T6">number of </text:span><text:span text:style-name="T13">instance </text:span><text:span text:style-name="T6">variables </text:span><text:span text:style-name="T7">(</text:span><text:span text:style-name="T10">32</text:span><text:span text:style-name="T7"> bits </text:span><text:span text:style-name="T8">unsigned</text:span><text:span text:style-name="T7">)</text:span></text:p>
        </text:list-item>
        <text:list-item>
          <text:p text:style-name="P35"><text:span text:style-name="T13">instance variables <text:s/>* </text:span><text:span text:style-name="T6">number of </text:span><text:span text:style-name="T13">instance </text:span><text:span text:style-name="T6">variables</text:span><text:span text:style-name="T13"> :</text:span></text:p>
        </text:list-item>
        <text:list-item>
          <text:p text:style-name="P37"><text:span text:style-name="T19">name a</text:span>scii-z strings</text:p>
        </text:list-item>
        <text:list-item>
          <text:p text:style-name="P39">read access (bool, 8 bits unsigned)</text:p>
        </text:list-item>
        <text:list-item>
          <text:p text:style-name="P39">read method name (ascii-z, can be 0 len → direct access)</text:p>
        </text:list-item>
        <text:list-item>
          <text:p text:style-name="P39">write access (bool, 8 bits unsigned)</text:p>
        </text:list-item>
        <text:list-item>
          <text:p text:style-name="P39">write method name (ascii-z, can be 0 len → direct access)</text:p>
        </text:list-item>
        <text:list-item>
          <text:p text:style-name="P36">number of instance functions (32 bits unsigned)</text:p>
        </text:list-item>
        <text:list-item>
          <text:p text:style-name="P36">instance functions * number of instance functions :</text:p>
        </text:list-item>
        <text:list-item>
          <text:p text:style-name="P37">ascii-z undecorated function name</text:p>
        </text:list-item>
        <text:list-item>
          <text:p text:style-name="P38">access level (8 bits unsigned)</text:p>
        </text:list-item>
        <text:list-item>
          <text:p text:style-name="P40">unsigned <text:span text:style-name="T9">64</text:span> bits int pointer to function start (offset from start of code<text:span text:style-name="T14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 Black" svg:font-family="'Arial Black'" style:font-adornments="Gra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LGC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paragraph-properties style:text-autospace="none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text-transform="uppercase" style:font-name="Arial Black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99cm" fo:margin-bottom="0cm" style:contextual-spacing="false" fo:text-align="center" style:justify-single-word="false" fo:keep-with-next="always"/>
      <style:text-properties fo:font-variant="small-caps" fo:font-size="16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brut" style:display-name="Texte brut" style:family="paragraph" style:parent-style-name="Standard">
      <style:paragraph-properties fo:text-align="justify" style:justify-single-word="false"/>
      <style:text-properties style:font-name="Courier New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2pt" fo:font-weight="bold" style:font-size-asian="14pt" style:font-weight-asian="bold" style:font-size-complex="14pt" style:font-weight-complex="bold"/>
    </style:style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053cm" fo:margin-left="-0.028cm" table:align="left" style:writing-mode="lr-tb"/>
    </style:style>
    <style:style style:name="Tableau2.A" style:family="table-column">
      <style:table-column-properties style:column-width="11.647cm"/>
    </style:style>
    <style:style style:name="Tableau2.B" style:family="table-column">
      <style:table-column-properties style:column-width="5.406cm"/>
    </style:style>
    <style:style style:name="Tableau2.1" style:family="table-row">
      <style:table-row-properties style:min-row-height="1.169cm" fo:keep-together="always"/>
    </style:style>
    <style:style style:name="Tableau2.A1" style:family="table-cell">
      <style:table-cell-properties style:vertical-align="top" fo:padding-left="0.125cm" fo:padding-right="0.125cm" fo:padding-top="0cm" fo:padding-bottom="0cm" fo:border-left="1pt solid #000000" fo:border-right="none" fo:border-top="1pt solid #000000" fo:border-bottom="1pt solid #000000" style:writing-mode="lr-tb"/>
    </style:style>
    <style:style style:name="Tableau2.B1" style:family="table-cell">
      <style:table-cell-properties style:vertical-align="top" fo:padding-left="0.125cm" fo:padding-right="0.125cm" fo:padding-top="0cm" fo:padding-bottom="0cm" fo:border-left="1pt solid #000000" fo:border-right="1pt solid #000000" fo:border-top="1pt solid #000000" fo:border-bottom="none" style:writing-mode="lr-tb"/>
    </style:style>
    <style:style style:name="Tableau2.2" style:family="table-row">
      <style:table-row-properties style:min-row-height="1.524cm" fo:keep-together="always"/>
    </style:style>
    <style:style style:name="Tableau2.B2" style:family="table-cell">
      <style:table-cell-properties style:vertical-align="top" fo:padding-left="0.125cm" fo:padding-right="0.125cm" fo:padding-top="0cm" fo:padding-bottom="0cm" fo:border="1pt solid #000000" style:writing-mode="lr-tb"/>
    </style:style>
    <style:style style:name="Tableau3" style:family="table">
      <style:table-properties style:width="17.057cm" fo:margin-left="-0.028cm" table:align="left" style:writing-mode="lr-tb"/>
    </style:style>
    <style:style style:name="Tableau3.A" style:family="table-column">
      <style:table-column-properties style:column-width="4.253cm"/>
    </style:style>
    <style:style style:name="Tableau3.B" style:family="table-column">
      <style:table-column-properties style:column-width="12.804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top" fo:padding-left="0.125cm" fo:padding-right="0.125cm" fo:padding-top="0cm" fo:padding-bottom="0cm" fo:border-left="1pt solid #000000" fo:border-right="none" fo:border-top="1pt solid #000000" fo:border-bottom="1pt solid #000000" style:writing-mode="lr-tb"/>
    </style:style>
    <style:style style:name="Tableau3.B1.1" style:family="table-column">
      <style:table-column-properties style:column-width="10.001cm"/>
    </style:style>
    <style:style style:name="Tableau3.B1.2" style:family="table-column">
      <style:table-column-properties style:column-width="2.803cm"/>
    </style:style>
    <style:style style:name="Tableau3.B1.1" style:family="table-row">
      <style:table-row-properties style:min-row-height="1.524cm" fo:keep-together="always"/>
    </style:style>
    <style:style style:name="Tableau3.B1.2.1" style:family="table-cell">
      <style:table-cell-properties style:vertical-align="top" fo:padding-left="0.125cm" fo:padding-right="0.125cm" fo:padding-top="0cm" fo:padding-bottom="0cm" fo:border-left="1pt solid #000000" fo:border-right="1pt solid #000000" fo:border-top="1pt solid #000000" fo:border-bottom="none" style:writing-mode="lr-tb"/>
    </style:style>
    <style:style style:name="Tableau3.B1.2.2" style:family="table-cell">
      <style:table-cell-properties style:vertical-align="top" fo:padding-left="0.125cm" fo:padding-right="0.125cm" fo:padding-top="0cm" fo:padding-bottom="0cm" fo:border="1pt solid #000000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9pt" style:font-size-asian="7.84999990463257pt" style:font-size-complex="9pt"/>
    </style:style>
    <style:style style:name="M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MP6" style:family="paragraph" style:parent-style-name="Standard">
      <style:paragraph-properties fo:text-align="start" style:justify-single-word="false" style:snap-to-layout-grid="false"/>
      <style:text-properties fo:font-size="11pt" fo:font-weight="normal" officeooo:rsid="001bdcef" officeooo:paragraph-rsid="001bdcef" style:font-size-asian="11pt" style:font-weight-asian="normal" style:font-size-complex="11pt" style:font-weight-complex="normal"/>
    </style:style>
    <style:style style:name="MP7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MP8" style:family="paragraph" style:parent-style-name="Standard">
      <style:paragraph-properties fo:text-align="start" style:justify-single-word="false"/>
      <style:text-properties fo:font-size="11pt" fo:font-weight="normal" officeooo:paragraph-rsid="001bdcef" style:font-size-asian="11pt" style:font-weight-asian="normal" style:font-size-complex="11pt" style:font-weight-complex="normal"/>
    </style:style>
    <style:style style:name="MP9" style:family="paragraph" style:parent-style-name="Standard">
      <style:paragraph-properties fo:text-align="center" style:justify-single-word="false" style:snap-to-layout-grid="false"/>
    </style:style>
    <style:style style:name="MP10" style:family="paragraph" style:parent-style-name="Standard">
      <style:paragraph-properties fo:text-align="center" style:justify-single-word="false"/>
    </style:style>
    <style:style style:name="MP11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MP12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MP13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MP14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MP1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MT1" style:family="text">
      <style:text-properties officeooo:rsid="00206f53"/>
    </style:style>
    <style:style style:name="MT2" style:family="text">
      <style:text-properties officeooo:rsid="001bdcef"/>
    </style:style>
    <style:style style:name="MT3" style:family="text">
      <style:text-properties officeooo:rsid="0004f48c"/>
    </style:style>
    <style:style style:name="MT4" style:family="text">
      <style:text-properties fo:font-size="12pt" fo:font-weight="bold" style:font-size-asian="12pt" style:font-weight-asian="bold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2.501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1"/>
              <text:p text:style-name="Standard">S<text:span text:style-name="MT1">ublage</text:span></text:p>
            </table:table-cell>
            <table:table-cell table:style-name="Tableau2.B1" office:value-type="string">
              <text:p text:style-name="MP2"/>
              <text:p text:style-name="MP3">Page <text:page-number text:select-page="current">1</text:page-number> / <text:page-count style:num-format="1">2</text:page-count></text:p>
            </table:table-cell>
          </table:table-row>
          <table:table-row table:style-name="Tableau2.2">
            <table:table-cell table:style-name="Tableau2.A1" office:value-type="string">
              <text:p text:style-name="MP4"/>
              <text:p text:style-name="MP5">BINARY EXECUTABLE FILE FORMAT</text:p>
            </table:table-cell>
            <table:table-cell table:style-name="Tableau2.B2" office:value-type="string">
              <text:p text:style-name="MP6">Public version 00</text:p>
              <text:p text:style-name="MP7"><text:span text:style-name="MT2">Revision</text:span> <text:editing-cycles>157</text:editing-cycles> <text:span text:style-name="MT2">(</text:span><text:span text:style-name="MT3"><text:modification-date style:data-style-name="N37">19/11/13</text:modification-date></text:span><text:span text:style-name="MT2">)</text:span></text:p>
              <text:p text:style-name="MP8"><text:span text:style-name="MT2">Created </text:span><text:span text:style-name="MT2"><text:date style:data-style-name="N37" text:date-value="2008-02-19T14:16:03" text:fixed="true">19/02/08</text:date></text:span></text:p>
            </table:table-cell>
          </table:table-row>
        </table:table>
        <text:p text:style-name="Header"/>
      </style:header>
    </style:master-page>
    <style:master-page style:name="Conversion_20_1" style:display-name="Conversion 1" style:page-layout-name="Mpm2">
      <style:header>
        <text:p text:style-name="Standard"/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MP9"/>
              <text:p text:style-name="MP10"/>
              <text:p text:style-name="MP10"><draw:frame draw:style-name="Mfr1" draw:name="Image2" text:anchor-type="as-char" svg:width="3.976cm" svg:height="1.106cm" draw:z-index="0"><draw:image xlink:href="Pictures/100000000000019200000070E387CA25.png" xlink:type="simple" xlink:show="embed" xlink:actuate="onLoad"/></draw:frame> <text:s/></text:p>
            </table:table-cell>
            <table:table-cell>
              <table:table table:is-sub-table="true">
                <table:table-column table:style-name="Tableau3.B1.1"/>
                <table:table-column table:style-name="Tableau3.B1.2"/>
                <table:table-row table:style-name="Tableau3.B1.1">
                  <table:table-cell table:style-name="Tableau3.A1" office:value-type="string">
                    <text:p text:style-name="MP1"/>
                    <text:h text:style-name="Heading_20_2" text:outline-level="2">PROJET XX </text:h>
                  </table:table-cell>
                  <table:table-cell table:style-name="Tableau3.B1.2.1" office:value-type="string">
                    <text:p text:style-name="MP11"/>
                    <text:p text:style-name="MP10"><text:span text:style-name="MT4">Page </text:span><text:span text:style-name="MT4"><text:page-number text:select-page="current"/></text:span><text:span text:style-name="MT4"> / </text:span><text:span text:style-name="MT4"><text:page-count style:num-format="1">2</text:page-count></text:span></text:p>
                  </table:table-cell>
                </table:table-row>
                <table:table-row table:style-name="Tableau3.B1.1">
                  <table:table-cell table:style-name="Tableau3.A1" office:value-type="string">
                    <text:p text:style-name="MP12"/>
                    <text:p text:style-name="MP13">COMPTE-RENDU DE REUNION N° X</text:p>
                  </table:table-cell>
                  <table:table-cell table:style-name="Tableau3.B1.2.2" office:value-type="string">
                    <text:p text:style-name="MP14"/>
                    <text:p text:style-name="MP15">18/11/02</text:p>
                  </table:table-cell>
                </table:table-row>
              </table:table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MacOSX_x86 LibreOffice_project/2e2573268451a50806fcd60ae2d9fe01dd0ce24</meta:generator>
    <meta:creation-date>2008-02-19T14:16:03</meta:creation-date>
    <dc:date>2013-11-19T14:49:08</dc:date>
    <meta:editing-cycles>157</meta:editing-cycles>
    <meta:editing-duration>PT15H26M12S</meta:editing-duration>
    <dc:creator>Henri Michelon</dc:creator>
    <meta:document-statistic meta:table-count="2" meta:image-count="1" meta:object-count="0" meta:page-count="2" meta:paragraph-count="68" meta:word-count="374" meta:character-count="2006" meta:non-whitespace-character-count="1742"/>
    <meta:user-defined meta:name="Info 1"/>
    <meta:user-defined meta:name="Info 2"/>
    <meta:user-defined meta:name="Info 3"/>
    <meta:user-defined meta:name="Info 4"/>
  </office:meta>
</office:document-meta>
</file>